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0000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ar1-title">
      <style:graphic-properties draw:stroke="none" draw:fill="none" draw:fill-color="#d80000" draw:textarea-horizontal-align="justify" draw:textarea-vertical-align="bottom" draw:auto-grow-height="false" draw:auto-grow-width="false" fo:min-height="2.285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2" style:family="presentation" style:parent-style-name="Titular1-subtitle">
      <style:graphic-properties draw:stroke="none" draw:fill="none" draw:fill-color="#d80000" draw:textarea-horizontal-align="justify" draw:textarea-vertical-align="middle" draw:auto-grow-height="false" draw:auto-grow-width="false" fo:min-height="10.75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3" style:family="presentation" style:parent-style-name="Titular1-notes">
      <style:graphic-properties draw:fill-color="#ffffff" fo:min-height="11.429cm"/>
      <style:paragraph-properties style:writing-mode="lr-tb"/>
    </style:style>
    <style:style style:name="pr4" style:family="presentation" style:parent-style-name="Titular1-subtitle">
      <style:graphic-properties draw:stroke="none" draw:fill="none" draw:fill-color="#d80000" draw:textarea-horizontal-align="justify" draw:textarea-vertical-align="middle" draw:auto-grow-height="false" draw:auto-grow-width="false" fo:min-height="10.54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d800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font-size="54pt" fo:text-shadow="none" style:font-size-asian="54pt" style:font-size-complex="54pt"/>
    </style:style>
    <style:style style:name="T2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ff9900" fo:font-size="100%"/>
      </text:list-level-style-number>
    </text:list-style>
    <text:list-style style:name="L2">
      <text:list-level-style-number text:level="1" style:num-format="">
        <style:list-level-properties/>
        <style:text-properties fo:color="#900000" fo:font-size="80%"/>
      </text:list-level-style-number>
      <text:list-level-style-bullet text:level="2" text:bullet-char="–">
        <style:list-level-properties text:space-before="1.27cm"/>
        <style:text-properties style:font-name="Times New Roman" fo:color="#ff2817" fo:font-size="9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d80000" fo:font-size="60%"/>
      </text:list-level-style-bullet>
      <text:list-level-style-bullet text:level="4" text:bullet-char="–">
        <style:list-level-properties text:space-before="3.81cm"/>
        <style:text-properties style:font-name="Times New Roman" fo:color="#ff2817" fo:font-size="100%"/>
      </text:list-level-style-bullet>
      <text:list-level-style-bullet text:level="5" text:bullet-char="•">
        <style:list-level-properties text:space-before="5.08cm"/>
        <style:text-properties style:font-name="Times New Roman" fo:color="#d8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d8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d8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d8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d8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d80000" fo:font-size="100%"/>
      </text:list-level-style-bullet>
    </text:list-style>
  </office:automatic-styles>
  <office:body>
    <office:presentation>
      <draw:page draw:name="Every Move I Make" draw:style-name="dp1" draw:master-page-name="Titular1" presentation:presentation-page-layout-name="AL1T0">
        <draw:frame presentation:style-name="pr1" draw:text-style-name="P2" draw:layer="layout" svg:width="21.59cm" svg:height="2.54cm" svg:x="2.328cm" svg:y="0.635cm" presentation:class="title" presentation:user-transformed="true">
          <draw:text-box>
            <text:list text:style-name="L1">
              <text:list-header>
                <text:p text:style-name="P1"><text:span text:style-name="T1">Every Move I Make</text:span></text:p>
              </text:list-header>
            </text:list>
          </draw:text-box>
        </draw:frame>
        <draw:frame presentation:style-name="pr2" draw:text-style-name="P2" draw:layer="layout" svg:width="23.495cm" svg:height="11.006cm" svg:x="1.057cm" svg:y="4.657cm" presentation:class="subtitle" presentation:user-transformed="true">
          <draw:text-box>
            <text:list text:style-name="L2">
              <text:list-header>
                <text:p text:style-name="P3"><text:span text:style-name="T2">Every move I make</text:span></text:p>
                <text:p text:style-name="P3"><text:span text:style-name="T2">I make in You</text:span></text:p>
                <text:p text:style-name="P3"><text:span text:style-name="T2">You make me move, Jesu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Every breath I take</text:span></text:p>
                <text:p text:style-name="P3"><text:span text:style-name="T2">I breath in Yo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0">
        <draw:frame presentation:style-name="pr4" draw:text-style-name="P2" draw:layer="layout" svg:width="20.532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Waves of mercy</text:span></text:p>
                <text:p text:style-name="P3"><text:span text:style-name="T2">Waves of grace</text:span></text:p>
                <text:p text:style-name="P3"><text:span text:style-name="T2">Everywhere I look,</text:span></text:p>
                <text:p text:style-name="P3"><text:span text:style-name="T2">I see Your fac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0">
        <draw:frame presentation:style-name="pr4" draw:text-style-name="P2" draw:layer="layout" svg:width="21.59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Your love has captured me</text:span></text:p>
                <text:p text:style-name="P3"><text:span text:style-name="T2">Oh, my God this love,</text:span></text:p>
                <text:p text:style-name="P3"><text:span text:style-name="T2">how can it b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0">
        <draw:frame presentation:style-name="pr4" draw:text-style-name="P2" draw:layer="layout" svg:width="20.743cm" svg:height="10.795cm" svg:x="1.904cm" svg:y="3.597cm" presentation:class="subtitle" presentation:user-transformed="true">
          <draw:text-box>
            <text:list text:style-name="L2">
              <text:list-header>
                <text:p text:style-name="P3"><text:span text:style-name="T2">Every step I take</text:span></text:p>
                <text:p text:style-name="P3"><text:span text:style-name="T2">I take in You</text:span></text:p>
                <text:p text:style-name="P3"><text:span text:style-name="T2">You are my way, Jesu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1T0">
        <draw:frame presentation:style-name="pr2" draw:text-style-name="P2" draw:layer="layout" svg:width="21.378cm" svg:height="11.006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2">Every breath I take</text:span></text:p>
                <text:p text:style-name="P3"><text:span text:style-name="T2">I breath in Yo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1T0">
        <draw:frame presentation:style-name="pr4" draw:text-style-name="P2" draw:layer="layout" svg:width="20.532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Waves of mercy</text:span></text:p>
                <text:p text:style-name="P3"><text:span text:style-name="T2">Waves of grace</text:span></text:p>
                <text:p text:style-name="P3"><text:span text:style-name="T2">Everywhere I look,</text:span></text:p>
                <text:p text:style-name="P3"><text:span text:style-name="T2">I see Your fac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1T0">
        <draw:frame presentation:style-name="pr4" draw:text-style-name="P2" draw:layer="layout" svg:width="21.59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Your love has captured me</text:span></text:p>
                <text:p text:style-name="P3"><text:span text:style-name="T2">Oh, my God this love,</text:span></text:p>
                <text:p text:style-name="P3"><text:span text:style-name="T2">how can it b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00" draw:end-color="#720000" draw:start-intensity="100%" draw:end-intensity="100%" draw:angle="2700" draw:border="0%"/>
    <draw:gradient draw:name="Gradient_20_2" draw:display-name="Gradient 2" draw:style="linear" draw:start-color="#900000" draw:end-color="#420000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2817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2817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2817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2817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2817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2817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2817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2817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2817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817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720000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00000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2817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2817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•">
            <style:list-level-properties text:space-before="5.08cm" text:min-label-width="0.635cm"/>
            <style:text-properties style:font-name="Times New Roman" fo:color="#9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2817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d8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900000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2817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d8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817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Predeterminado-title">
          <text:list-level-style-number text:level="1" style:num-format="">
            <style:list-level-properties/>
            <style:text-properties fo:color="#ff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99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720000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900000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2817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d8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817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">
            <style:list-level-properties/>
            <style:text-properties fo:font-family="Wingdings" style:font-pitch="variable" style:font-charset="x-symbol" fo:color="#900000" fo:font-size="80%"/>
          </text:list-level-style-bullet>
          <text:list-level-style-number text:level="2" style:num-format="">
            <style:list-level-properties/>
            <style:text-properties fo:color="#ff2817" fo:font-size="9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d80000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2817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d80000" draw:textarea-horizontal-align="justify" draw:textarea-vertical-align="middle" draw:auto-grow-height="false" draw:auto-grow-width="false" fo:min-height="4.613cm" fo:min-width="0cm" fo:padding-top="0.128cm" fo:padding-bottom="0.128cm" fo:padding-left="0.256cm" fo:padding-right="0.256cm" fo:wrap-option="wrap" draw:shadow-color="#000000">
        <text:list-style style:name="Titular1-subtitle">
          <text:list-level-style-number text:level="1" style:num-format="">
            <style:list-level-properties/>
            <style:text-properties fo:color="#900000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2817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d80000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2817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d8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d8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817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d80000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000000">
        <text:list-style style:name="Titular1-title">
          <text:list-level-style-number text:level="1" style:num-format="">
            <style:list-level-properties/>
            <style:text-properties fo:color="#ff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99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20000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900000" draw:fill-gradient-name="Gradient_20_2" draw:textarea-horizontal-align="left" draw:textarea-vertical-align="top" draw:auto-grow-height="false" fo:min-height="14.354cm" fo:min-width="9.902cm" fo:padding-top="0.13cm" fo:padding-bottom="0.13cm" fo:padding-left="0.25cm" fo:padding-right="0.25cm" fo:wrap-option="wrap" draw:shadow-color="#000000"/>
    </style:style>
    <style:style style:name="Mgr4" style:family="graphic" style:parent-style-name="standard">
      <style:graphic-properties draw:stroke="solid" svg:stroke-width="0.035cm" svg:stroke-color="#900000" draw:stroke-linejoin="miter" svg:stroke-linecap="round" draw:fill="none" draw:fill-color="#d80000" draw:textarea-horizontal-align="left" draw:textarea-vertical-align="middle" draw:auto-grow-height="false" fo:min-height="37.769cm" fo:min-width="46.224cm" fo:padding-top="0.13cm" fo:padding-bottom="0.13cm" fo:padding-left="0.25cm" fo:padding-right="0.25cm" fo:wrap-option="no-wrap" draw:shadow-color="#000000"/>
    </style:style>
    <style:style style:name="Mgr5" style:family="graphic" style:parent-style-name="standard">
      <style:graphic-properties draw:stroke="none" draw:fill="none" draw:fill-color="#d80000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Mgr6" style:family="graphic" style:parent-style-name="standard">
      <style:graphic-properties draw:stroke="none" draw:fill="gradient" draw:fill-color="#900000" draw:fill-gradient-name="Gradient_20_2" draw:textarea-horizontal-align="left" draw:textarea-vertical-align="top" draw:auto-grow-height="false" fo:min-height="11.263cm" fo:min-width="15.812cm" fo:padding-top="0.13cm" fo:padding-bottom="0.13cm" fo:padding-left="0.25cm" fo:padding-right="0.25cm" fo:wrap-option="wrap" draw:shadow-color="#000000"/>
    </style:style>
    <style:style style:name="Mgr7" style:family="graphic" style:parent-style-name="standard">
      <style:graphic-properties draw:stroke="solid" svg:stroke-width="0.035cm" svg:stroke-color="#900000" draw:stroke-linejoin="miter" svg:stroke-linecap="round" draw:fill="none" draw:fill-color="#d80000" draw:textarea-horizontal-align="left" draw:textarea-vertical-align="middle" draw:auto-grow-height="false" fo:min-height="29.725cm" fo:min-width="36.867cm" fo:padding-top="0.13cm" fo:padding-bottom="0.13cm" fo:padding-left="0.25cm" fo:padding-right="0.25cm" fo:wrap-option="no-wrap" draw:shadow-color="#00000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900000" draw:fill-gradient-name="Gradient_20_2"/>
      <style:paragraph-properties style:writing-mode="lr-tb" style:font-independent-line-spacing="true"/>
    </style:style>
    <style:style style:name="MP6" style:family="paragraph">
      <loext:graphic-properties draw:fill="none" draw:fill-color="#d80000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 draw:fill-color="#d80000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none" draw:fill-color="#d80000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loext:graphic-properties draw:fill="none" draw:fill-color="#d80000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2817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2817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2817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2817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2817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2817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2817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2817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2817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2817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2817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g>
        <draw:custom-shape draw:style-name="Mgr3" draw:text-style-name="MP5" draw:layer="backgroundobjects" svg:width="10.402cm" svg:height="14.614cm" svg:x="14.967cm" svg:y="4.405cm">
          <text:p/>
          <draw:enhanced-geometry svg:viewBox="0 0 2359 3314" draw:type="non-primitive" draw:enhanced-path="M 1905 3312  L 2358 3313  L 2358 1437  L 0 0  L 201 150  L 366 279  L 552 441  L 732 612  L 996 903  L 1230 1212  L 1400 1482  L 1548 1761  L 1665 2040  L 1751 2295  L 1809 2511  L 1863 2778  L 1890 3012  L 1905 3312  N"/>
        </draw:custom-shape>
        <draw:custom-shape draw:style-name="Mgr4" draw:text-style-name="MP6" draw:layer="backgroundobjects" svg:width="46.724cm" svg:height="38.029cm" svg:x="-23.362cm" svg:y="0.004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ular1" style:page-layout-name="PM1" draw:style-name="Mdp1">
      <draw:g>
        <draw:custom-shape draw:style-name="Mgr6" draw:text-style-name="MP5" draw:layer="backgroundobjects" svg:width="16.312cm" svg:height="11.523cm" svg:x="9.088cm" svg:y="7.527cm">
          <text:p/>
          <draw:enhanced-geometry svg:viewBox="0 0 3699 2613" draw:type="non-primitive" draw:enhanced-path="M 1523 2611  L 3698 2612  L 3698 2228  L 0 0  L 160 118  L 292 219  L 441 347  L 585 482  L 796 711  L 983 955  L 1119 1168  L 1238 1388  L 1331 1608  L 1400 1809  L 1447 1979  L 1490 2190  L 1511 2374  L 1523 2611  N"/>
        </draw:custom-shape>
        <draw:custom-shape draw:style-name="Mgr7" draw:text-style-name="MP6" draw:layer="backgroundobjects" svg:width="37.367cm" svg:height="29.985cm" svg:x="-21.559cm" svg:y="4.057cm">
          <text:p/>
          <draw:enhanced-geometry svg:viewBox="0 0 21600 21600" draw:type="mso-spt100" draw:modifiers="280.610397338867 0 0 21231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Titular1-title" draw:layer="backgroundobjects" svg:width="21.59cm" svg:height="3.175cm" svg:x="3.594cm" svg:y="2.116cm" presentation:class="title" presentation:placeholder="true">
        <draw:text-box/>
      </draw:frame>
      <draw:frame presentation:style-name="Titular1-subtitle" draw:layer="backgroundobjects" svg:width="17.78cm" svg:height="4.868cm" svg:x="1.905cm" svg:y="9.525cm" presentation:class="sub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Titular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ular1-title" draw:layer="backgroundobjects" svg:width="0cm" svg:height="0cm" svg:x="0cm" svg:y="1.93cm" presentation:class="page"/>
        <draw:frame presentation:style-name="Titular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Isaiah 43</dc:title>
    <meta:initial-creator>Scott Wardlaw</meta:initial-creator>
    <meta:creation-date>2001-11-29T20:03:16.031000000</meta:creation-date>
    <dc:creator>Scott Wardlaw</dc:creator>
    <dc:date>2001-12-03T05:06:46.640000000</dc:date>
    <meta:editing-cycles>19</meta:editing-cycles>
    <meta:editing-duration>PT5H4M44S</meta:editing-duration>
    <meta:document-statistic meta:object-count="56"/>
    <meta:generator>LibreOffice/6.4.1.2$Linux_x86 LibreOffice_project/40$Build-2</meta:generator>
  </office:meta>
</office:document-meta>
</file>